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UNCIONARIOS" style:family="table">
      <style:table-properties style:width="25.638cm" table:align="left"/>
    </style:style>
    <style:style style:name="FUNCIONARIOS.A" style:family="table-column">
      <style:table-column-properties style:column-width="1.614cm"/>
    </style:style>
    <style:style style:name="FUNCIONARIOS.B" style:family="table-column">
      <style:table-column-properties style:column-width="6.747cm"/>
    </style:style>
    <style:style style:name="FUNCIONARIOS.C" style:family="table-column">
      <style:table-column-properties style:column-width="2.725cm"/>
    </style:style>
    <style:style style:name="FUNCIONARIOS.D" style:family="table-column">
      <style:table-column-properties style:column-width="5.027cm"/>
    </style:style>
    <style:style style:name="FUNCIONARIOS.E" style:family="table-column">
      <style:table-column-properties style:column-width="9.525cm"/>
    </style:style>
    <style:style style:name="FUNCIONARIO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UNCIONARIOS.B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C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D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E1" style:family="table-cell">
      <style:table-cell-properties fo:padding="0.097cm" fo:border="0.05pt solid #000000"/>
    </style:style>
    <style:style style:name="FUNCIONARI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FUNCIONARIOS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 style:list-style-name="L2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row>
          <table:table-cell table:style-name="FUNCIONARIOS.A1" office:value-type="string">
            <text:p text:style-name="P1">Nº</text:p>
          </table:table-cell>
          <table:table-cell table:style-name="FUNCIONARIOS.B1" office:value-type="string">
            <text:p text:style-name="P1">NOME</text:p>
          </table:table-cell>
          <table:table-cell table:style-name="FUNCIONARIOS.C1" office:value-type="string">
            <text:p text:style-name="P1">CATEGORIA</text:p>
          </table:table-cell>
          <table:table-cell table:style-name="FUNCIONARIOS.D1" office:value-type="string">
            <text:p text:style-name="P1">CARGO</text:p>
          </table:table-cell>
          <table:table-cell table:style-name="FUNCIONARIOS.E1" office:value-type="string">
            <text:p text:style-name="P1">LOCALIZAÇÃO</text:p>
          </table:table-cell>
        </table:table-row>
        <table:table-row>
          <table:table-cell table:style-name="FUNCIONARIOS.A2" office:value-type="string">
            <text:list xml:id="list2146861310" text:style-name="L2">
              <text:list-item>
                <text:p text:style-name="P3"/>
              </text:list-item>
            </text:list>
          </table:table-cell>
          <table:table-cell table:style-name="FUNCIONARIOS.A2" office:value-type="string">
            <text:p text:style-name="P1">[NOME]</text:p>
          </table:table-cell>
          <table:table-cell table:style-name="FUNCIONARIOS.A2" office:value-type="string">
            <text:p text:style-name="P1">[CAT]</text:p>
          </table:table-cell>
          <table:table-cell table:style-name="FUNCIONARIOS.A2" office:value-type="string">
            <text:p text:style-name="P1">[CARGO]</text:p>
          </table:table-cell>
          <table:table-cell table:style-name="FUNCIONARIOS.E2" office:value-type="string">
            <text:p text:style-name="P1">[LOCALIZACA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lbuquerque</meta:initial-creator>
    <meta:creation-date>2012-04-16T15:20:28</meta:creation-date>
    <dc:date>2012-04-24T17:10:23</dc:date>
    <dc:creator>Gustavo Albuquerque</dc:creator>
    <meta:editing-duration>PT19M45S</meta:editing-duration>
    <meta:editing-cycles>8</meta:editing-cycles>
    <meta:generator>LibreOffice/3.4$Linux LibreOffice_project/340m1$Build-402</meta:generator>
    <meta:document-statistic meta:table-count="1" meta:image-count="0" meta:object-count="0" meta:page-count="1" meta:paragraph-count="9" meta:word-count="9" meta:character-count="62" meta:non-whitespace-character-count="62"/>
  </office:meta>
</office:document-meta>
</file>